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917in"/>
    </style:style>
    <style:style style:name="Table1.B" style:family="table-column">
      <style:table-column-properties style:column-width="0.9813in"/>
    </style:style>
    <style:style style:name="Table1.C" style:family="table-column">
      <style:table-column-properties style:column-width="0.8056in"/>
    </style:style>
    <style:style style:name="Table1.D" style:family="table-column">
      <style:table-column-properties style:column-width="1.2278in"/>
    </style:style>
    <style:style style:name="Table1.E" style:family="table-column">
      <style:table-column-properties style:column-width="1.0479in"/>
    </style:style>
    <style:style style:name="Table1.F" style:family="table-column">
      <style:table-column-properties style:column-width="1.638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margin-top="0in" fo:margin-bottom="0.1965in" style:contextual-spacing="false"/>
    </style:style>
    <style:style style:name="P2" style:family="paragraph" style:parent-style-name="Table_20_Contents">
      <style:paragraph-properties fo:margin-top="0in" fo:margin-bottom="0.1965in" style:contextual-spacing="false"/>
      <style:text-properties officeooo:rsid="00211b84" officeooo:paragraph-rsid="00211b84"/>
    </style:style>
    <style:style style:name="P3" style:family="paragraph" style:parent-style-name="Table_20_Contents">
      <style:paragraph-properties fo:margin-top="0in" fo:margin-bottom="0.1965in" style:contextual-spacing="false"/>
      <style:text-properties officeooo:rsid="0022b25f" officeooo:paragraph-rsid="0022b25f"/>
    </style:style>
    <style:style style:name="P4" style:family="paragraph" style:parent-style-name="Table_20_Contents">
      <style:paragraph-properties fo:margin-top="0in" fo:margin-bottom="0.1965in" style:contextual-spacing="false"/>
      <style:text-properties officeooo:rsid="0022b25f" officeooo:paragraph-rsid="00239642"/>
    </style:style>
    <style:style style:name="P5" style:family="paragraph" style:parent-style-name="Table_20_Contents">
      <style:paragraph-properties fo:margin-top="0in" fo:margin-bottom="0.1965in" style:contextual-spacing="false"/>
      <style:text-properties fo:background-color="#ffff00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rsid="001f821b" officeooo:paragraph-rsid="001f821b"/>
    </style:style>
    <style:style style:name="P8" style:family="paragraph" style:parent-style-name="Text_20_body" style:list-style-name="L4">
      <style:text-properties officeooo:rsid="001f821b" officeooo:paragraph-rsid="001f821b"/>
    </style:style>
    <style:style style:name="P9" style:family="paragraph" style:parent-style-name="Text_20_body" style:list-style-name="L2">
      <style:text-properties officeooo:paragraph-rsid="001f821b"/>
    </style:style>
    <style:style style:name="P10" style:family="paragraph" style:parent-style-name="Text_20_body" style:list-style-name="L2">
      <style:text-properties officeooo:paragraph-rsid="00211b84"/>
    </style:style>
    <style:style style:name="P11" style:family="paragraph" style:parent-style-name="Text_20_body" style:list-style-name="L2">
      <style:text-properties officeooo:rsid="00211b84" officeooo:paragraph-rsid="00211b84"/>
    </style:style>
    <style:style style:name="P12" style:family="paragraph" style:parent-style-name="Text_20_body" style:list-style-name="L1">
      <style:text-properties officeooo:rsid="00211b84" officeooo:paragraph-rsid="00211b84"/>
    </style:style>
    <style:style style:name="T1" style:family="text">
      <style:text-properties officeooo:rsid="00211b84"/>
    </style:style>
    <style:style style:name="T2" style:family="text">
      <style:text-properties officeooo:rsid="0022b25f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11b84"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list xml:id="list3247477046" text:style-name="L1">
        <text:list-header>
          <text:p text:style-name="P12">Name just has to be there, also Sign-Up Date and Completion Time</text:p>
        </text:list-header>
        <text:list-item>
          <text:p text:style-name="P6">Write what you would validate in the two data columns you selected. For example, for “entrant name”:</text:p>
          <text:list>
            <text:list-item>
              <text:p text:style-name="P6">Format: first name, last name, plus initials</text:p>
            </text:list-item>
            <text:list-item>
              <text:p text:style-name="P6">Script: names in English or other languages/scripts</text:p>
            </text:list-item>
            <text:list-item>
              <text:p text:style-name="P6">Duplicates: check that no one entered twice or more</text:p>
            </text:list-item>
            <text:list-item>
              <text:p text:style-name="P6">Missing/fake names: search for only first or last names, or fake entries</text:p>
            </text:list-item>
          </text:list>
        </text:list-item>
      </text:list>
      <text:p text:style-name="P7">Beside the name that is included already. And Assuming that time of sign up is unique. I would choose Sign-Up Date and Completion time. This way the subtraction of both would be a unique time, this way if any duplicate would be easy to find.</text:p>
      <text:list xml:id="list4285794148" text:style-name="L4">
        <text:list-item>
          <text:p text:style-name="P8">Format: <text:span text:style-name="T1">Unix time stamp to check, then to date time.</text:span></text:p>
        </text:list-item>
      </text:list>
      <text:list xml:id="list4291150782" text:style-name="L2">
        <text:list-item>
          <text:list>
            <text:list-item>
              <text:p text:style-name="P9">Script: <text:span text:style-name="T1">Make sure is a &lt;class 'float'&gt;, Later on a datetime object.</text:span></text:p>
            </text:list-item>
            <text:list-item>
              <text:p text:style-name="P10">Duplicates: check that no <text:span text:style-name="T1">duplicates times (from the subtraction of </text:span>Sign-Up Date <text:span text:style-name="T1">and Completion Time)</text:span></text:p>
            </text:list-item>
            <text:list-item>
              <text:p text:style-name="P11">No funny business with the dates, like out the period between the sign up opening and closing date. Also missing values or invalid strings.</text:p>
            </text:list-item>
          </text:list>
        </text:list-item>
      </text:list>
      <text:list xml:id="list184757384052028" text:continue-list="list3247477046" text:style-name="L1">
        <text:list-item>
          <text:p text:style-name="P6">List three to four things to validate for each column (60-80 words).</text:p>
        </text:list-item>
      </text:list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Entrant Name</text:p>
          </table:table-cell>
          <table:table-cell table:style-name="Table1.A1" office:value-type="string">
            <text:p text:style-name="P5">Sign-Up Date</text:p>
          </table:table-cell>
          <table:table-cell table:style-name="Table1.A1" office:value-type="string">
            <text:p text:style-name="P5">Age Group</text:p>
          </table:table-cell>
          <table:table-cell table:style-name="Table1.A1" office:value-type="string">
            <text:p text:style-name="P5">Completion Time</text:p>
          </table:table-cell>
          <table:table-cell table:style-name="Table1.A1" office:value-type="string">
            <text:p text:style-name="P5">Home Country</text:p>
          </table:table-cell>
          <table:table-cell table:style-name="Table1.A1" office:value-type="string">
            <text:p text:style-name="P5">Entry Fee Amount Paid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Restrict dates</text:p>
          </table:table-cell>
          <table:table-cell table:style-name="Table1.A1" office:value-type="string">
            <text:p text:style-name="P3"><text:s/>&gt;18</text:p>
            <text:p text:style-name="P3">&lt;115</text:p>
          </table:table-cell>
          <table:table-cell table:style-name="Table1.A1" office:value-type="string">
            <text:p text:style-name="P2">Restrict dates</text:p>
          </table:table-cell>
          <table:table-cell table:style-name="Table1.A1" office:value-type="string">
            <text:p text:style-name="P3">Str == True</text:p>
          </table:table-cell>
          <table:table-cell table:style-name="Table1.A1" office:value-type="string">
            <text:p text:style-name="P3">No Dollar sign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Unix time stamp valid format</text:p>
          </table:table-cell>
          <table:table-cell table:style-name="Table1.A1" office:value-type="string">
            <text:p text:style-name="P3">int</text:p>
          </table:table-cell>
          <table:table-cell table:style-name="Table1.A1" office:value-type="string">
            <text:p text:style-name="P2">Unix time stamp valid format</text:p>
          </table:table-cell>
          <table:table-cell table:style-name="Table1.A1" office:value-type="string">
            <text:p text:style-name="P3">No caps</text:p>
          </table:table-cell>
          <table:table-cell table:style-name="Table1.A1" office:value-type="string">
            <text:p text:style-name="P3">Valid amount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Check <text:span text:style-name="T2">for only</text:span> <text:span text:style-name="T2">u</text:span>nique values</text:p>
          </table:table-cell>
          <table:table-cell table:style-name="Table1.A1" office:value-type="string">
            <text:p text:style-name="P3">No typos</text:p>
          </table:table-cell>
          <table:table-cell table:style-name="Table1.A1" office:value-type="string">
            <text:p text:style-name="P2">Check <text:span text:style-name="T2">for only</text:span> <text:span text:style-name="T2">u</text:span>nique values</text:p>
          </table:table-cell>
          <table:table-cell table:style-name="Table1.A1" office:value-type="string">
            <text:p text:style-name="P3">Valid country</text:p>
          </table:table-cell>
          <table:table-cell table:style-name="Table1.A1" office:value-type="string">
            <text:p text:style-name="P3">float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No typos</text:p>
          </table:table-cell>
          <table:table-cell table:style-name="Table1.A1" office:value-type="string">
            <text:p text:style-name="P3">In agreed currency</text:p>
          </table:table-cell>
        </table:table-row>
      </table:table>
      <text:p text:style-name="Text_20_body"/>
      <text:p text:style-name="P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7:47:32.659892860</meta:creation-date>
    <dc:date>2023-05-01T18:47:55.435982136</dc:date>
    <meta:editing-duration>PT9M11S</meta:editing-duration>
    <meta:editing-cycles>1</meta:editing-cycles>
    <meta:document-statistic meta:table-count="1" meta:image-count="0" meta:object-count="0" meta:page-count="1" meta:paragraph-count="36" meta:word-count="253" meta:character-count="1390" meta:non-whitespace-character-count="1182"/>
    <meta:generator>LibreOffice/7.3.7.2$Linux_X86_64 LibreOffice_project/30$Build-2</meta:generator>
  </office:meta>
</office:document-meta>
</file>